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FC000034EB000034EB12A3B242.svg" manifest:media-type="image/svg+xml"/>
  <manifest:file-entry manifest:full-path="Pictures/1000000100000200000002006D28D00E.png" manifest:media-type="image/png"/>
  <manifest:file-entry manifest:full-path="Pictures/1000020000002E68000035051AAFA7B2.svg" manifest:media-type="image/svg+xml"/>
  <manifest:file-entry manifest:full-path="Pictures/100006090000335E00003505FD1DD822.svg" manifest:media-type="image/svg+xml"/>
  <manifest:file-entry manifest:full-path="Pictures/10000001000001F100000201FA1376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242ef" officeooo:paragraph-rsid="000242ef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242ef" officeooo:paragraph-rsid="0003c5b6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rsid="0003c5b6" officeooo:paragraph-rsid="0003c5b6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242ef" officeooo:paragraph-rsid="000242ef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4419d" officeooo:paragraph-rsid="0004419d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4419d" officeooo:paragraph-rsid="00044fe2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04419d" officeooo:paragraph-rsid="00044fe2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04419d" officeooo:paragraph-rsid="0004d4c7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04419d" officeooo:paragraph-rsid="0004ea43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04ea43" officeooo:paragraph-rsid="0004ea43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officeooo:rsid="00080079" officeooo:paragraph-rsid="00080079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officeooo:rsid="00044fe2" officeooo:paragraph-rsid="00044fe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4d4c7" officeooo:paragraph-rsid="0004d4c7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44fe2" officeooo:paragraph-rsid="0004d4c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44fe2" officeooo:paragraph-rsid="00044fe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4d4c7" officeooo:paragraph-rsid="0004d4c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4ea43" officeooo:paragraph-rsid="0004ea4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67d38" officeooo:paragraph-rsid="00067d3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80079" officeooo:paragraph-rsid="0008007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4d4c7" officeooo:paragraph-rsid="0004d4c7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4ea43" officeooo:paragraph-rsid="0004ea43" style:font-size-asian="10.5pt" style:font-weight-asian="bold" style:font-size-complex="12pt" style:font-weight-complex="bold"/>
    </style:style>
    <style:style style:name="P2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officeooo:rsid="0003c5b6" style:font-size-asian="11.3500003814697pt" style:font-size-complex="13pt"/>
    </style:style>
    <style:style style:name="T2" style:family="text">
      <style:text-properties fo:font-size="13pt" officeooo:rsid="000242ef" style:font-size-asian="11.3500003814697pt" style:font-size-complex="13pt"/>
    </style:style>
    <style:style style:name="T3" style:family="text">
      <style:text-properties fo:font-size="13pt" style:text-underline-style="solid" style:text-underline-type="double" style:text-underline-width="auto" style:text-underline-color="font-color" officeooo:rsid="000242ef" style:font-size-asian="11.3500003814697pt" style:font-size-complex="13pt"/>
    </style:style>
    <style:style style:name="T4" style:family="text">
      <style:text-properties fo:font-size="13pt" style:text-underline-style="none" officeooo:rsid="000242ef" style:font-size-asian="11.3500003814697pt" style:font-size-complex="13pt"/>
    </style:style>
    <style:style style:name="T5" style:family="text">
      <style:text-properties fo:font-size="22pt" style:font-size-asian="19.25pt" style:font-size-complex="22pt"/>
    </style:style>
    <style:style style:name="T6" style:family="text">
      <style:text-properties fo:font-size="22pt" officeooo:rsid="00044fe2" style:font-size-asian="19.25pt" style:font-size-complex="22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44fe2" style:font-size-asian="12.25pt" style:font-size-complex="14pt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officeooo:rsid="0004d4c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079" style:font-weight-asian="normal" style:font-weight-complex="normal"/>
    </style:style>
    <style:style style:name="T13" style:family="text">
      <style:text-properties fo:font-weight="normal" officeooo:rsid="000968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4ea43" style:font-weight-asian="bold" style:font-weight-complex="bold"/>
    </style:style>
    <style:style style:name="T16" style:family="text">
      <style:text-properties officeooo:rsid="00067d38"/>
    </style:style>
    <style:style style:name="T17" style:family="text">
      <style:text-properties officeooo:rsid="00096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502*" fo:start-indent="0in" fo:end-indent="0.1in"/>
          <style:column style:rel-width="3470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097*" fo:start-indent="0in" fo:end-indent="0.1in"/>
          <style:column style:rel-width="2261*" fo:start-indent="0.1in" fo:end-indent="0in"/>
        </style:columns>
      </style:section-properties>
    </style:style>
    <style:style style:name="gr1" style:family="graphic">
      <style:graphic-properties svg:stroke-width="0in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ahil Sharma</text:p>
      <text:p text:style-name="P1"><draw:frame draw:style-name="fr1" draw:name="Image2" text:anchor-type="char" svg:x="2.6654in" svg:y="0.1138in" svg:width="0.3862in" svg:height="0.3862in" draw:z-index="2"><draw:image xlink:href="Pictures/1000000100000200000002006D28D00E.png" xlink:type="simple" xlink:show="embed" xlink:actuate="onLoad" draw:mime-type="image/png"/></draw:frame></text:p>
      <text:p text:style-name="P2"><draw:frame draw:style-name="fr1" draw:name="Image1" text:anchor-type="char" svg:x="0.4417in" svg:y="0.0138in" svg:width="0.2382in" svg:height="0.2236in" draw:z-index="4"><draw:image xlink:href="Pictures/100001FC000034EB000034EB12A3B242.svg" xlink:type="simple" xlink:show="embed" xlink:actuate="onLoad" draw:mime-type="image/svg+xml"/><draw:image xlink:href="Pictures/100001FC000034EB000034EB12A3B242.svg" xlink:type="simple" xlink:show="embed" xlink:actuate="onLoad" draw:mime-type="image/svg+xml"/></draw:frame>6306257145 | <text:s/><text:a xlink:type="simple" xlink:href="mailto:sahil10sharma86634@gmail.com" text:style-name="Internet_20_link" text:visited-style-name="Visited_20_Internet_20_Link">sahil10sharma86634@gmail.com</text:a> <text:s text:c="3"/>|</text:p>
      <text:p text:style-name="P2"/>
      <text:p text:style-name="P3"><text:a xlink:type="simple" xlink:href="https://www.linkedin.com/in/shahil-sharma-50a342297?utm_source=share&amp;utm_campaign=share_via&amp;utm_content=profile&amp;utm_medium=android_app" text:style-name="Internet_20_link" text:visited-style-name="Visited_20_Internet_20_Link"><draw:frame draw:style-name="fr1" draw:name="Image3" text:anchor-type="char" svg:x="0.5063in" svg:y="0.0374in" svg:width="0.2465in" svg:height="0.2811in" draw:z-index="3"><draw:image xlink:href="Pictures/1000020000002E68000035051AAFA7B2.svg" xlink:type="simple" xlink:show="embed" xlink:actuate="onLoad" draw:mime-type="image/svg+xml"/><draw:image xlink:href="Pictures/1000020000002E68000035051AAFA7B2.svg" xlink:type="simple" xlink:show="embed" xlink:actuate="onLoad" draw:mime-type="image/svg+xml"/></draw:frame>shahilsharma <text:s/></text:a><text:s/>|<text:a xlink:type="simple" xlink:href="https://www.linkedin.com/in/shahil-sharma-50a342297?utm_source=share&amp;utm_campaign=share_via&amp;utm_content=profile&amp;utm_medium=android_app" text:style-name="Internet_20_link" text:visited-style-name="Visited_20_Internet_20_Link"> </text:a><text:s text:c="19"/><draw:frame draw:style-name="fr1" draw:name="Image4" text:anchor-type="char" svg:x="2.7744in" svg:y="0.0575in" svg:width="0.2311in" svg:height="0.239in" draw:z-index="0"><draw:image xlink:href="Pictures/100006090000335E00003505FD1DD822.svg" xlink:type="simple" xlink:show="embed" xlink:actuate="onLoad" draw:mime-type="image/svg+xml"/><draw:image xlink:href="Pictures/10000001000001F100000201FA1376F7.png" xlink:type="simple" xlink:show="embed" xlink:actuate="onLoad" draw:mime-type="image/png"/></draw:frame><text:s text:c="21"/><text:a xlink:type="simple" xlink:href="https://github.com/Sahil-Shrama" text:style-name="Internet_20_link" text:visited-style-name="Visited_20_Internet_20_Link">Shailsharma <text:s/></text:a><text:s text:c="9"/>| <text:s text:c="6"/></text:p>
      <text:p text:style-name="P3"><draw:line text:anchor-type="paragraph" draw:z-index="1" draw:name="Line 1" draw:style-name="gr1" draw:text-style-name="P22" svg:x1="-0.048in" svg:y1="0.2146in" svg:x2="6.9728in" svg:y2="0.1209in"><text:p/></draw:line></text:p>
      <text:section text:style-name="Sect1" text:name="Section1">
        <text:section text:style-name="Sect2" text:name="Section2">
          <text:p text:style-name="P7"><text:span text:style-name="T15">SKILLS</text:span><text:span text:style-name="T14"> <text:s/></text:span><text:s/></text:p>
          <text:p text:style-name="P7"><text:span text:style-name="T9">Front End Devlopment</text:span><text:span text:style-name="T7"> | React js * Redux * javascript </text:span></text:p>
          <text:p text:style-name="P8"><text:span text:style-name="T8">HTML * css * bootstrap * tailwind </text:span><text:s text:c="2"/></text:p>
          <text:p text:style-name="P16">MISCELLANEOUS | <text:s/><text:span text:style-name="T11">Java * <text:s/>c/c++ * <text:s/>SQL * vb.net </text:span></text:p>
          <text:p text:style-name="P16"><text:span text:style-name="T11">* </text:span><text:span text:style-name="T12">PHP</text:span></text:p>
          <text:p text:style-name="P16">Soft skill | <text:span text:style-name="T11"><text:s/>Team player * Bias for action * Deliver results</text:span></text:p>
          <text:p text:style-name="P16"><text:span text:style-name="T11"/></text:p>
          <text:p text:style-name="P16"><text:span text:style-name="T11"/></text:p>
          <text:p text:style-name="P17"><text:span text:style-name="T6">E</text:span><text:span text:style-name="T5">DUCATION</text:span></text:p>
          <text:p text:style-name="P14">Post graduate govt college </text:p>
          <text:p text:style-name="P15">sector 11 chandigarh (punjab </text:p>
          <text:p text:style-name="P15">University)</text:p>
          <text:p text:style-name="P12">BCA bachlor of computer application <text:s/><text:span text:style-name="T10">2024 </text:span></text:p>
          <text:p text:style-name="P20">Army public school</text:p>
          <text:p text:style-name="P13">10 <text:span text:style-name="T16">+ </text:span>12<text:span text:style-name="T16">(Non medical)</text:span></text:p>
        </text:section>
        <text:p text:style-name="P10">MAJOR ACCOMPLISHMENT</text:p>
        <text:p text:style-name="P10">&amp; PROJECTS </text:p>
        <text:p text:style-name="P21">you can find source code of every project in my github account</text:p>
        <text:p text:style-name="P10"/>
        <text:p text:style-name="P17"><text:a xlink:type="simple" xlink:href="https://major-project-movie-website.web.app/Browser" text:style-name="Internet_20_link" text:visited-style-name="Visited_20_Internet_20_Link">FLIXHUB</text:a> | <text:span text:style-name="T11">My major project of Bca made in react and redux with the help of TMDB api which is a movie database api in this project you can see a login page for its <text:s/>backend I used firebase . Which is also responsible for its authentication etc .. </text:span></text:p>
        <text:p text:style-name="P17"><text:span text:style-name="T11">After opening the app you can also see a movie trailer in backgrund a search feature and when you click on any movie it will show you detail page of this project </text:span></text:p>
        <text:p text:style-name="P17">(click on flixhub to get to the website)</text:p>
        <text:p text:style-name="P17"/>
        <text:p text:style-name="P18">MINOR PROJECTS | <text:a xlink:type="simple" xlink:href="https://pichub-woad.vercel.app/index.html" text:style-name="Internet_20_link" text:visited-style-name="Visited_20_Internet_20_Link">Pichub</text:a> <text:span text:style-name="T11">a picture website using pixels api with search funcnality * clone of tala fruit ordering website with the use of gsap * </text:span><text:a xlink:type="simple" xlink:href="https://java-website-8i7n.vercel.app/" text:style-name="Internet_20_link" text:visited-style-name="Visited_20_Internet_20_Link"><text:span text:style-name="T11">Java-question</text:span></text:a><text:span text:style-name="T11"> and answer website using bootstrap <text:s/></text:span><text:span text:style-name="T13">* </text:span><text:a xlink:type="simple" xlink:href="https://portfollio-flax.vercel.app/" text:style-name="Internet_20_link" text:visited-style-name="Visited_20_Internet_20_Link"><text:span text:style-name="T17">PORTFOLIO</text:span></text:a></text:p>
        <text:p text:style-name="P18"><text:span text:style-name="T11"/></text:p>
        <text:p text:style-name="P18"><text:span text:style-name="T11"><text:s/></text:span></text:p>
        <text:p text:style-name="P18"><text:span text:style-name="T11"/></text:p>
        <text:p text:style-name="P18"><text:span text:style-name="T11"/></text:p>
        <text:p text:style-name="P17"><text:span text:style-name="T11"/></text:p>
        <text:p text:style-name="P17"><text:span text:style-name="T11"/></text:p>
        <text:p text:style-name="P11">INTRESTS</text:p>
        <text:p text:style-name="P17"><text:span text:style-name="T11"/></text:p>
        <text:p text:style-name="P19"><text:span text:style-name="T11">learning new technologies * traveling * self-inprovment * sports </text:span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><text:span text:style-name="T11"/></text:p>
        <text:p text:style-name="P17"/>
        <text:p text:style-name="P17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05:30:01.323000000</meta:creation-date>
    <dc:date>2024-04-06T07:40:30.911000000</dc:date>
    <meta:editing-duration>PT20M41S</meta:editing-duration>
    <meta:editing-cycles>4</meta:editing-cycles>
    <meta:generator>LibreOffice/24.2.2.2$Windows_X86_64 LibreOffice_project/d56cc158d8a96260b836f100ef4b4ef25d6f1a01</meta:generator>
    <meta:print-date>2024-04-06T07:37:27.580000000</meta:print-date>
    <meta:printed-by>PDF files</meta:printed-by>
    <meta:document-statistic meta:table-count="0" meta:image-count="4" meta:object-count="0" meta:page-count="1" meta:paragraph-count="26" meta:word-count="223" meta:character-count="1334" meta:non-whitespace-character-count="1050"/>
  </office:meta>
</office:document-meta>
</file>